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9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Ttest</text:p>
          </table:table-cell>
          <table:covered-table-cell/>
          <table:table-cell table:style-name="ce1" office:value-type="string" calcext:value-type="string" table:number-columns-spanned="2" table:number-rows-spanned="1">
            <text:p>Mann-Whitney U Test</text:p>
          </table:table-cell>
          <table:covered-table-cell/>
          <table:table-cell table:style-name="ce1" office:value-type="string" calcext:value-type="string" table:number-columns-spanned="2" table:number-rows-spanned="1">
            <text:p>Wilcoxon Signed-Rank Test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Mean HR</text:p>
          </table:table-cell>
          <table:table-cell office:value-type="float" office:value="-0.4592595" calcext:value-type="float">
            <text:p>-0.4592595</text:p>
          </table:table-cell>
          <table:table-cell office:value-type="float" office:value="0.6530977" calcext:value-type="float">
            <text:p>0.6530977</text:p>
          </table:table-cell>
          <table:table-cell office:value-type="float" office:value="26" calcext:value-type="float">
            <text:p>26</text:p>
          </table:table-cell>
          <table:table-cell office:value-type="float" office:value="0.282" calcext:value-type="float">
            <text:p>0.282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Mean SCL</text:p>
          </table:table-cell>
          <table:table-cell office:value-type="float" office:value="-0.3043593" calcext:value-type="float">
            <text:p>-0.3043593</text:p>
          </table:table-cell>
          <table:table-cell office:value-type="float" office:value="0.7653312" calcext:value-type="float">
            <text:p>0.7653312</text:p>
          </table:table-cell>
          <table:table-cell office:value-type="float" office:value="30" calcext:value-type="float">
            <text:p>30</text:p>
          </table:table-cell>
          <table:table-cell office:value-type="float" office:value="0.437" calcext:value-type="float">
            <text:p>0.437</text:p>
          </table:table-cell>
          <table:table-cell office:value-type="float" office:value="14" calcext:value-type="float">
            <text:p>14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Mean SCR</text:p>
          </table:table-cell>
          <table:table-cell office:value-type="float" office:value="-0.6163415" calcext:value-type="float">
            <text:p>-0.6163415</text:p>
          </table:table-cell>
          <table:table-cell office:value-type="float" office:value="0.5475607" calcext:value-type="float">
            <text:p>0.5475607</text:p>
          </table:table-cell>
          <table:table-cell office:value-type="float" office:value="23" calcext:value-type="float">
            <text:p>23</text:p>
          </table:table-cell>
          <table:table-cell office:value-type="float" office:value="0.186" calcext:value-type="float">
            <text:p>0.186</text:p>
          </table:table-cell>
          <table:table-cell office:value-type="float" office:value="15" calcext:value-type="float">
            <text:p>15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.7921351" calcext:value-type="float">
            <text:p>1.7921351</text:p>
          </table:table-cell>
          <table:table-cell office:value-type="float" office:value="0.0947419" calcext:value-type="float">
            <text:p>0.0947419</text:p>
          </table:table-cell>
          <table:table-cell office:value-type="float" office:value="13.5" calcext:value-type="float">
            <text:p>13.5</text:p>
          </table:table-cell>
          <table:table-cell office:value-type="float" office:value="0.027" calcext:value-type="float">
            <text:p>0.027</text:p>
          </table:table-cell>
          <table:table-cell office:value-type="float" office:value="7" calcext:value-type="float">
            <text:p>7</text:p>
          </table:table-cell>
          <table:table-cell office:value-type="float" office:value="0.148" calcext:value-type="float">
            <text:p>0.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1:53:03.225885992</meta:creation-date>
    <dc:date>2021-09-07T12:23:05.254874158</dc:date>
    <meta:editing-duration>PT19M52S</meta:editing-duration>
    <meta:editing-cycles>1</meta:editing-cycles>
    <meta:document-statistic meta:table-count="1" meta:cell-count="37" meta:object-count="0"/>
    <meta:generator>LibreOffice/6.4.7.2$Linux_X86_64 LibreOffice_project/40$Build-2</meta:generator>
  </office:meta>
</office:document-meta>
</file>